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5f5dc" draw:textarea-horizontal-align="justify" draw:textarea-vertical-align="middle" draw:auto-grow-height="false" fo:min-height="2.163cm" fo:min-width="2.04cm"/>
    </style:style>
    <style:style style:name="gr2" style:family="graphic" style:parent-style-name="standard">
      <style:graphic-properties svg:stroke-color="#000000" draw:fill-color="#f5f5dc" draw:textarea-horizontal-align="justify" draw:textarea-vertical-align="middle" draw:auto-grow-height="false" fo:min-height="2.163cm" fo:min-width="2.729cm"/>
    </style:style>
    <style:style style:name="gr3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7cm"/>
    </style:style>
    <style:style style:name="gr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643cm"/>
    </style:style>
    <style:style style:name="gr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97cm"/>
    </style:style>
    <style:style style:name="gr7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8" style:family="graphic" style:parent-style-name="standard">
      <style:graphic-properties draw:stroke="none" svg:stroke-color="#000000" draw:fill="none" draw:fill-color="#f5deb3" fo:min-height="1.111cm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10" style:family="graphic" style:parent-style-name="standard">
      <style:graphic-properties draw:fill-color="#f5deb3" draw:textarea-horizontal-align="justify" draw:textarea-vertical-align="middle" draw:auto-grow-height="false" fo:min-height="1.02cm" fo:min-width="1.405cm"/>
    </style:style>
    <style:style style:name="gr11" style:family="graphic" style:parent-style-name="standard">
      <style:graphic-properties draw:fill-color="#f5deb3" draw:textarea-horizontal-align="justify" draw:textarea-vertical-align="middle" draw:auto-grow-height="false" fo:min-height="1.02cm" fo:min-width="1.913cm"/>
    </style:style>
    <style:style style:name="gr12" style:family="graphic" style:parent-style-name="standard">
      <style:graphic-properties draw:fill-color="#f5deb3" draw:textarea-horizontal-align="justify" draw:textarea-vertical-align="middle" draw:auto-grow-height="false" fo:min-height="1.02cm" fo:min-width="1.151cm"/>
    </style:style>
    <style:style style:name="gr13" style:family="graphic" style:parent-style-name="standard">
      <style:graphic-properties draw:stroke="none" svg:stroke-color="#000000" draw:fill="none" draw:fill-color="#ffffff" fo:min-height="2.367cm"/>
    </style:style>
    <style:style style:name="gr14" style:family="graphic" style:parent-style-name="standard">
      <style:graphic-properties draw:stroke="none" svg:stroke-color="#000000" draw:fill="none" draw:fill-color="#ffffff" fo:min-height="10.037cm"/>
    </style:style>
    <style:style style:name="gr15" style:family="graphic" style:parent-style-name="standard">
      <style:graphic-properties draw:stroke="none" svg:stroke-color="#000000" draw:fill="none" draw:fill-color="#ffffff" fo:min-height="5.171cm"/>
    </style:style>
    <style:style style:name="P1" style:family="paragraph">
      <style:paragraph-properties fo:text-align="start"/>
    </style:style>
    <style:style style:name="P2" style:family="paragraph">
      <loext:graphic-properties draw:fill-color="#f5f5dc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5" style:family="paragraph">
      <style:paragraph-properties fo:text-align="center"/>
    </style:style>
    <style:style style:name="P6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5deb3"/>
      <style:paragraph-properties fo:text-align="center"/>
      <style:text-properties fo:font-size="14pt"/>
    </style:style>
    <style:style style:name="P8" style:family="paragraph">
      <loext:graphic-properties draw:fill="none" draw:fill-color="#f5deb3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10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4pt" fo:font-style="normal" style:font-size-asian="18pt" style:font-style-asian="normal" style:font-size-complex="18pt" style:font-style-complex="normal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54cm" svg:height="2.413cm" svg:x="12.43cm" svg:y="13.7cm">
            <text:p text:style-name="P1"><text:span text:style-name="T1">Frame Type</text:span><text:span text:style-name="T1"><text:line-break/></text:span><text:span text:style-name="T2">b00: Min</text:span><text:span text:style-name="T2"><text:line-break/></text:span><text:span text:style-name="T2">b01: MAC</text:span><text:span text:style-name="T2"><text:line-break/></text:span><text:span text:style-name="T2">b10: NET</text:span></text:p>
            <text:p text:style-name="P1"><text:span text:style-name="T2">b11: Ext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229cm" svg:height="2.413cm" svg:x="15.551cm" svg:y="13.7cm">
            <text:p text:style-name="P1"><text:span text:style-name="T1">Addr Mode</text:span></text:p>
            <text:p text:style-name="P1"><text:span text:style-name="T2">b00: not present</text:span><text:span text:style-name="T2"><text:line-break/></text:span><text:span text:style-name="T2">b01: 64b addr</text:span><text:span text:style-name="T2"><text:line-break/></text:span><text:span text:style-name="T2">b10: 16b addr</text:span><text:span text:style-name="T2"><text:line-break/></text:span><text:span text:style-name="T2">b11: 16b + PanId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2.667cm" svg:height="1.165cm" svg:x="2.143cm" svg:y="13.827cm">
            <draw:text-box>
              <text:p text:style-name="P3"><text:span text:style-name="T3">Fctl field:</text:span></text:p>
            </draw:text-box>
          </draw:frame>
          <draw:custom-shape draw:style-name="gr4" draw:text-style-name="P6" draw:layer="layout" svg:width="1.27cm" svg:height="1.27cm" svg:x="4.81cm" svg:y="13.7cm">
            <text:p text:style-name="P5"><text:span text:style-name="T4">Frm</text:span><text:span text:style-name="T4"><text:line-break/></text:span><text:span text:style-name="T4">Type</text:span><text:span text:style-name="T4"><text:line-break/></text:span><text:span text:style-name="T4">2 b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143cm" svg:height="1.27cm" svg:x="7.223cm" svg:y="13.7cm">
            <text:p text:style-name="P5"><text:span text:style-name="T4">Frm</text:span><text:span text:style-name="T4"><text:line-break/></text:span><text:span text:style-name="T4">Pend</text:span><text:span text:style-name="T4"><text:line-break/></text:span><text:span text:style-name="T4">1 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397cm" svg:height="1.27cm" svg:x="8.366cm" svg:y="13.7cm">
            <text:p text:style-name="P5"><text:span text:style-name="T4">DstAddr</text:span><text:span text:style-name="T4"><text:line-break/></text:span><text:span text:style-name="T4">Mode</text:span><text:span text:style-name="T4"><text:line-break/></text:span><text:span text:style-name="T4">2 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397cm" svg:height="1.27cm" svg:x="9.763cm" svg:y="13.7cm">
            <text:p text:style-name="P5"><text:span text:style-name="T4">SrcAddr</text:span><text:span text:style-name="T4"><text:line-break/></text:span><text:span text:style-name="T4">Mode</text:span><text:span text:style-name="T4"><text:line-break/></text:span><text:span text:style-name="T4">2 b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143cm" svg:height="1.27cm" svg:x="6.08cm" svg:y="13.7cm">
            <text:p text:style-name="P5"><text:span text:style-name="T4">Frm</text:span><text:span text:style-name="T4"><text:line-break/></text:span><text:span text:style-name="T4">Len</text:span><text:span text:style-name="T4"><text:line-break/></text:span><text:span text:style-name="T4">1 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7" draw:layer="layout" svg:width="1.27cm" svg:height="1.27cm" svg:x="4.81cm" svg:y="6.08cm">
            <text:p text:style-name="P5"><text:span text:style-name="T5">Fctl</text:span><text:span text:style-name="T5"><text:line-break/></text:span><text:span text:style-name="T5">1 B</text:span></text:p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2.413cm" svg:height="1.361cm" svg:x="2.27cm" svg:y="6.129cm">
            <draw:text-box>
              <text:p><text:span text:style-name="T6">HeyMac</text:span><text:span text:style-name="T6"><text:line-break/></text:span><text:span text:style-name="T6">Frame</text:span></text:p>
            </draw:text-box>
          </draw:frame>
          <draw:custom-shape draw:style-name="gr9" draw:text-style-name="P7" draw:layer="layout" svg:width="1.524cm" svg:height="1.27cm" svg:x="9.001cm" svg:y="6.08cm">
            <text:p text:style-name="P5"><text:span text:style-name="T5">ExtTyp</text:span><text:span text:style-name="T5"><text:line-break/></text:span><text:span text:style-name="T5">0/1 B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27cm" svg:height="1.27cm" svg:x="6.08cm" svg:y="6.08cm">
            <text:p text:style-name="P5"><text:span text:style-name="T5">Len</text:span><text:span text:style-name="T5"><text:line-break/></text:span><text:span text:style-name="T5">0/1 B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1.905cm" svg:height="1.27cm" svg:x="16.875cm" svg:y="6.08cm">
            <text:p text:style-name="P5"><text:span text:style-name="T5">Payld</text:span><text:span text:style-name="T5"><text:line-break/></text:span><text:span text:style-name="T5">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.413cm" svg:height="1.27cm" svg:x="10.525cm" svg:y="6.08cm">
            <text:p text:style-name="P5"><text:span text:style-name="T5">DstAddr</text:span><text:span text:style-name="T5"><text:line-break/></text:span><text:span text:style-name="T5">0/2/8 B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.524cm" svg:height="1.27cm" svg:x="15.351cm" svg:y="6.08cm">
            <text:p text:style-name="P5"><text:span text:style-name="T5">NetId</text:span><text:span text:style-name="T5"><text:line-break/></text:span><text:span text:style-name="T5">0/2 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.413cm" svg:height="1.27cm" svg:x="12.938cm" svg:y="6.08cm">
            <text:p text:style-name="P5"><text:span text:style-name="T5">SrcAddr</text:span><text:span text:style-name="T5"><text:line-break/></text:span><text:span text:style-name="T5">0/2/8 B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1.651cm" svg:height="1.27cm" svg:x="7.35cm" svg:y="6.08cm">
            <text:p text:style-name="P5"><text:span text:style-name="T5">VerSq</text:span><text:span text:style-name="T5"><text:line-break/></text:span><text:span text:style-name="T5">0/1 B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9" draw:layer="layout" svg:width="15.24cm" svg:height="2.617cm" svg:x="3.54cm" svg:y="2.27cm">
          <draw:text-box>
            <text:p><text:span text:style-name="T7">HeyMac (Layer 2)</text:span><text:span text:style-name="T7"><text:line-break/></text:span><text:span text:style-name="T8">draft 1.1</text:span><text:span text:style-name="T8"><text:tab/></text:span><text:span text:style-name="T8"><text:tab/></text:span><text:span text:style-name="T8">2017/10/22</text:span><text:span text:style-name="T8"><text:line-break/></text:span><text:span text:style-name="T8">Dean Hall dean.kc4ksu@gmail.com</text:span></text:p>
          </draw:text-box>
        </draw:frame>
        <draw:frame draw:style-name="gr14" draw:text-style-name="P10" draw:layer="layout" svg:width="14.224cm" svg:height="10.287cm" svg:x="4.526cm" svg:y="16.383cm">
          <draw:text-box>
            <text:p><text:span text:style-name="T9">Frm Type:</text:span></text:p>
            <text:p><text:span text:style-name="T9"><text:tab/></text:span><text:span text:style-name="T9">2b00: Min: A minimum sized frame. <text:s/>VerSq field is not present. <text:s/></text:span></text:p>
            <text:p><text:span text:style-name="T9"><text:tab/></text:span><text:span text:style-name="T9"><text:tab/></text:span><text:span text:style-name="T9">Other Fctl options SHOULD be set so ExtTyp, NetId </text:span></text:p>
            <text:p><text:span text:style-name="T9"><text:tab/></text:span><text:span text:style-name="T9"><text:tab/></text:span><text:span text:style-name="T9">and one of DstAddr or SrcAddr fields are not present.</text:span></text:p>
            <text:p><text:span text:style-name="T9"><text:tab/></text:span><text:span text:style-name="T9">2b01: MAC: A Layer 2 frame. The first payld octet is the Cmd ID.</text:span></text:p>
            <text:p><text:span text:style-name="T9"><text:tab/></text:span><text:span text:style-name="T9">2b10: NET: The payload is APv6 Network Layer 3 data.</text:span></text:p>
            <text:p><text:span text:style-name="T9"><text:tab/></text:span><text:span text:style-name="T9">2b11: Extd: Extended frame type. <text:s/>The ExtTyp field is present.</text:span></text:p>
            <text:p><text:span text:style-name="T9"/></text:p>
            <text:p><text:span text:style-name="T9">Frm Len: If 1, the Len field is present.</text:span></text:p>
            <text:p><text:span text:style-name="T9">Frm Pend: If 1, the TX device has back-to-back frames to send to the</text:span></text:p>
            <text:p><text:span text:style-name="T9"><text:tab/></text:span><text:span text:style-name="T9">same recipient and expects the recipient to keep the radio on</text:span></text:p>
            <text:p><text:span text:style-name="T9"><text:tab/></text:span><text:span text:style-name="T9">until the frame pending bit is zero. <text:s/>The frame pending bit is set</text:span></text:p>
            <text:p><text:span text:style-name="T9"><text:tab/></text:span><text:span text:style-name="T9">to one to indicate that the recipient should stay on</text:span></text:p>
            <text:p><text:span text:style-name="T9"><text:tab/></text:span><text:span text:style-name="T9">in the next timeslot if there is no link scheduled.</text:span></text:p>
            <text:p><text:span text:style-name="T9">* Addr Mode:</text:span></text:p>
            <text:p><text:span text:style-name="T9"><text:tab/></text:span><text:span text:style-name="T9">2b00: the * Address field is absent, NetId absent</text:span></text:p>
            <text:p><text:span text:style-name="T9"><text:tab/></text:span><text:span text:style-name="T9">2b01: the * Address field is 64b, NetId absent</text:span></text:p>
            <text:p><text:span text:style-name="T9"><text:tab/></text:span><text:span text:style-name="T9">2b10: the * Address field is 16b, NetId absent</text:span></text:p>
            <text:p><text:span text:style-name="T9"><text:tab/></text:span><text:span text:style-name="T9">2b11: the * Address field is 16b, NetId present</text:span></text:p>
            <text:p><text:span text:style-name="T9"/></text:p>
          </draw:text-box>
        </draw:frame>
        <draw:frame draw:style-name="gr15" draw:text-style-name="P10" draw:layer="layout" svg:width="14.224cm" svg:height="5.421cm" svg:x="4.556cm" svg:y="7.604cm">
          <draw:text-box>
            <text:p><text:span text:style-name="T9">Fctl: Frame Control. <text:s/>See below for details.</text:span></text:p>
            <text:p><text:span text:style-name="T9">Len: Length Code. <text:s/>Add one to this field (if present) to get </text:span><text:span text:style-name="T9">the number</text:span></text:p>
            <text:p><text:span text:style-name="T9"><text:tab/></text:span><text:span text:style-name="T9">of octets in the HeyMac frame (including Fctl and Len).</text:span></text:p>
            <text:p><text:span text:style-name="T9"><text:tab/></text:span><text:span text:style-name="T9">The LoRa PHY2 implicit mode (w/o header) needs this field.</text:span></text:p>
            <text:p><text:span text:style-name="T9">VerSq: Version and Sequence numbers</text:span></text:p>
            <text:p><text:span text:style-name="T9"><text:tab/></text:span><text:span text:style-name="T9">Bits 7:4: HeyMac Frame version number</text:span></text:p>
            <text:p><text:span text:style-name="T9"><text:tab/></text:span><text:span text:style-name="T9">Bits 3:0: HeyMac Frame sequence number</text:span></text:p>
            <text:p><text:span text:style-name="T9">ExtTyp: Extended Type field. <text:s/>Exists if Fctl’s Frame Type is 2b11.</text:span></text:p>
            <text:p><text:span text:style-name="T9">*Addr: Destination or Source address. <text:s/>No, 16b or 64b address.</text:span><text:span text:style-name="T9"><text:line-break/></text:span><text:span text:style-name="T9">NetId: Network identifier.</text:span></text:p>
            <text:p><text:span text:style-name="T9">Payld: Paylo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6:58:12.828826000</meta:creation-date>
    <dc:date>2017-10-22T17:14:59.379855000</dc:date>
    <meta:editing-duration>PT16M46S</meta:editing-duration>
    <meta:editing-cycles>3</meta:editing-cycles>
    <meta:generator>LibreOffice_Vanilla/5.2.3.5$MacOSX_X86_64 LibreOffice_project/83adc9c35c74e0badc710d981405858b1179a327</meta:generator>
    <meta:document-statistic meta:object-count="22"/>
  </office:meta>
</office:document-meta>
</file>